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>
      <style:paragraph-properties fo:text-align="justify" style:justify-single-word="false" fo:break-before="page"/>
    </style:style>
    <style:style style:name="P8" style:family="paragraph" style:parent-style-name="Standard">
      <style:paragraph-properties fo:break-before="page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posta de consultoria acessoria e desenvolvimento de software</text:p>
      <text:p text:style-name="Standard"/>
      <text:p text:style-name="Standard">Levantamento de requisitos:</text:p>
      <text:p text:style-name="Standard"/>
      <text:p text:style-name="Standard">Trocar Sistema Proprietário por Linux</text:p>
      <text:p text:style-name="Standard"><text:s text:c="2"/>- Configurar SAMBA para funcionar como servidor de arquivos, substituindo windows 2003 server.</text:p>
      <text:list text:style-name="L1">
        <text:list-item>
          <text:p text:style-name="P1">Possibilitar execução do software assamis no linux</text:p>
          <text:list>
            <text:list-header>
              <text:p text:style-name="P1">Necessário configuração do software DosEmu no linux</text:p>
            </text:list-header>
          </text:list>
        </text:list-item>
      </text:list>
      <text:list text:style-name="L2">
        <text:list-item>
          <text:p text:style-name="P2">Configurar Servidor de Email:</text:p>
        </text:list-item>
      </text:list>
      <text:p text:style-name="Standard"><text:tab/>Servidor de email Postfix instalado em uma maquina com sistema operacional GNU/Linux</text:p>
      <text:list text:style-name="L2">
        <text:list-item>
          <text:p text:style-name="P2">Configurar Servidor Web:</text:p>
        </text:list-item>
      </text:list>
      <text:p text:style-name="Standard"><text:tab/>Servidor web Apache instalado em uma maquina com sistema operacional GNU/Linux</text:p>
      <text:list text:style-name="L2">
        <text:list-item>
          <text:p text:style-name="P2">Configurar Servidor de Banco de Dados</text:p>
        </text:list-item>
      </text:list>
      <text:p text:style-name="Standard"><text:tab/>Servidor de banco de dados PostgreSQL que armacenará os dados das aplicações desenvolvidas.</text:p>
      <text:p text:style-name="Standard"/>
      <text:p text:style-name="Standard">Maquinas necessárias:</text:p>
      <text:p text:style-name="Standard"/>
      <text:p text:style-name="Standard">Mínimo 2 servidores</text:p>
      <text:p text:style-name="Standard"><text:s text:c="2"/></text:p>
      <text:p text:style-name="Standard">Situação ideal: 3 Servidores</text:p>
      <text:p text:style-name="Standard"/>
      <text:p text:style-name="Standard">Chat com Gaim via Jabber</text:p>
      <text:p text:style-name="Standard"/>
      <text:p text:style-name="Standard">Software de Comunicação</text:p>
      <text:p text:style-name="Standard"/>
      <text:p text:style-name="Standard">Objetivo</text:p>
      <text:p text:style-name="P3"><text:tab/>O software de comunicação a ser desenvolvido tem como objetivo principal auxiliar na comunicação entre os funcionários dos departamentos de atendimento, vendas e clientes da empresa, utilizando recursos de Avisos, Tarefas e uma Agenda por email, e no proprio software que possuirá uma interface web. </text:p>
      <text:list text:style-name="L3">
        <text:list-item>
          <text:p text:style-name="P4">Avisos</text:p>
        </text:list-item>
      </text:list>
      <text:p text:style-name="P3"><text:tab/>Através dos avisos, um usuário pode criar uma tarefa que inicializa de forma pendente onde o destinatário receberá um e-mail com um link para o sistema onde o mesmo pode visualizar os detalhes da solicitação. Um aviso pode ser configurado para ser executádo com uma certa frequencia: semanal, diária e mensal. </text:p>
      <text:p text:style-name="Standard"/>
      <text:list text:style-name="L4">
        <text:list-item>
          <text:p text:style-name="P5">Tarefas</text:p>
        </text:list-item>
      </text:list>
      <text:p text:style-name="Standard"><text:tab/>Tarefas podem ser criadas por qualquer usuário do sistema que solicite uma tarefa para outro usuário onde o solicitante acompanha o status da execução da tarefa sendo notificado quando a mesma for concluída.</text:p>
      <text:p text:style-name="Standard"/>
      <text:list text:style-name="L5">
        <text:list-item>
          <text:p text:style-name="P6">Agenda</text:p>
        </text:list-item>
      </text:list>
      <text:p text:style-name="P3"><text:tab/>O sistema possuirá uma agenda onde poderão armazenar contatos(endereços de email) de pessoas e também podera marcar compromissos como reuiniões. A agenda é pessoal do usuário. Ou seja um usuário nao terá acesso a agenda de outro usuário.</text:p>
      <text:p text:style-name="P3"/>
      <text:p text:style-name="P3"/>
      <text:p text:style-name="P7"/>
      <text:p text:style-name="Standard">Migração de email e contatos do outrlook/exchange server ficou a definir</text:p>
      <text:p text:style-name="Standard"/>
      <text:p text:style-name="Standard"><text:s text:c="2"/>- Solução proposta:</text:p>
      <text:p text:style-name="Standard"><text:s text:c="6"/>Servidor de email em linux em conjunto com software WebMail. Fazer integração do webmail com sistema de comunicação proposto</text:p>
      <text:p text:style-name="Standard"/>
      <text:p text:style-name="Standard"/>
      <text:p text:style-name="Standard">Controle de atendimento para Vendas</text:p>
      <text:p text:style-name="Standard"/>
      <text:p text:style-name="Standard"><text:tab/>O módulo controle de atendimento para vendas</text:p>
      <text:p text:style-name="Standard"/>
      <text:p text:style-name="Standard"/>
      <text:p text:style-name="Standard">Controle de Atencimentos para aluguel</text:p>
      <text:p text:style-name="Standard">Controle de atendimento para lançamento</text:p>
      <text:p text:style-name="Standard">Controle de Imóveis com fotos e caracteristicas</text:p>
      <text:p text:style-name="Standard">Cadastro de Pessoas (cliente)</text:p>
      <text:p text:style-name="Standard">Controle de Agenda</text:p>
      <text:p text:style-name="Standard">Avisos e tarefas</text:p>
      <text:p text:style-name="Standard">Chat on-line para atencimento (corretor e atendente)</text:p>
      <text:p text:style-name="Standard">Evio de tabela com plano de pagamento para clientes</text:p>
      <text:p text:style-name="Standard">Agendar Reuniôes</text:p>
      <text:p text:style-name="Standard">Disponibilizar imoveis na internet para consulta</text:p>
      <text:p text:style-name="Standard">Relatorios estatisticos de visita/atendimento por midia e por empreendimento</text:p>
      <text:p text:style-name="Standard">controle de fluxo do atendimento conforme o interesse / pretenção do cliente</text:p>
      <text:p text:style-name="Standard"/>
      <text:p text:style-name="Standard"/>
      <text:p text:style-name="Standard"/>
      <text:p text:style-name="Standard"/>
      <text:p text:style-name="P8">Proposta de consultoria acessoria e desenvolvimento de software</text:p>
      <text:p text:style-name="Standard"/>
      <text:p text:style-name="Standard">Levantamento de requisitos:</text:p>
      <text:p text:style-name="Standard"/>
      <text:p text:style-name="Standard">Trocar Sistema Proprietário por Linux</text:p>
      <text:p text:style-name="Standard"><text:s text:c="2"/>- Configurar SAMBA para funcionar como servidor de arquivos, substituindo windows 2003 server.</text:p>
      <text:p text:style-name="Standard"><text:s text:c="2"/>- Possibilitar execução do software assamis no linux</text:p>
      <text:p text:style-name="Standard"><text:s text:c="2"/>- configurar Servidor de Email</text:p>
      <text:p text:style-name="Standard"><text:s text:c="2"/>- configurar Servidor Web</text:p>
      <text:p text:style-name="Standard"><text:s text:c="2"/>- Configurar Servidor de Banco de Dados</text:p>
      <text:p text:style-name="Standard"/>
      <text:p text:style-name="Standard"/>
      <text:p text:style-name="Standard">Maquinas necessárias:</text:p>
      <text:p text:style-name="Standard"/>
      <text:p text:style-name="Standard"><text:s text:c="2"/>Mínimo 2 servidores</text:p>
      <text:p text:style-name="Standard"><text:s text:c="2"/></text:p>
      <text:p text:style-name="Standard"><text:s text:c="2"/>Situação ideal: 3 Servidores</text:p>
      <text:p text:style-name="Standard"/>
      <text:p text:style-name="Standard">Chat com Gaim via Jabber</text:p>
      <text:p text:style-name="Standard"/>
      <text:p text:style-name="Standard">Software de Comunicação</text:p>
      <text:p text:style-name="Standard"/>
      <text:p text:style-name="Standard"><text:s text:c="2"/>Migração de email e contatos do outrlook/exchange server ficou a definir</text:p>
      <text:p text:style-name="Standard"/>
      <text:p text:style-name="Standard"><text:s text:c="2"/>- Solução proposta:</text:p>
      <text:p text:style-name="Standard"><text:s text:c="6"/>Servidor de email em linux em conjunto com software WebMail. Fazer integração do webmail com sistema de comunicação proposto</text:p>
      <text:p text:style-name="Standard"/>
      <text:p text:style-name="Standard">- Controle de vendas</text:p>
      <text:p text:style-name="Standard">Controle de Atencimentos para aluguel</text:p>
      <text:p text:style-name="Standard">Controle de atendimento para lançamento</text:p>
      <text:p text:style-name="Standard">Controle de Imóveis com fotos e caracteristicas</text:p>
      <text:p text:style-name="Standard">Cadastro de Pessoas (cliente)</text:p>
      <text:p text:style-name="Standard">Controle de Agenda</text:p>
      <text:p text:style-name="Standard">Avisos e tarefas</text:p>
      <text:p text:style-name="Standard">Chat on-line para atencimento (corretor e atendente)</text:p>
      <text:p text:style-name="Standard">Evio de tabela com plano de pagamento para clientes</text:p>
      <text:p text:style-name="Standard">Agendar Reuniôes</text:p>
      <text:p text:style-name="Standard">Disponibilizar imoveis na internet para consulta</text:p>
      <text:p text:style-name="Standard">Relatorios estatisticos de visita/atendimento por midia e por empreendimento</text:p>
      <text:p text:style-name="Standard">controle de fluxo do atendimento conforme o interesse / pretenção do cli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7$Build-9044</meta:generator>
    <meta:creation-date>2006-08-06T12:17:17</meta:creation-date>
    <dc:date>2006-08-06T13:29:34</dc:date>
    <dc:language>en-US</dc:language>
    <meta:editing-cycles>2</meta:editing-cycles>
    <meta:editing-duration>PT1H12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3" meta:word-count="575" meta:character-count="3928"/>
  </office:meta>
</office:document-meta>
</file>